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Fix: first camera cannot interact with cursor.</text:p>
      <text:p text:style-name="Standard">-Fix: if the position of “Desktop” camera is translated, resizing pinned cameras causes rapid movement of these cameras.<text:s/></text:p>
      <text:p text:style-name="Standard">-Add string variable input to “run” instruction.</text:p>
      <text:p text:style-name="Standard">-Add new instructions to the documentation.</text:p>
      <text:p text:style-name="Standard">-Drawing primitives.</text:p>
      <text:p text:style-name="Standard">-EditableText update.</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print” instruction -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soft-page-break/>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text:s/><text:soft-page-break/>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text:s/><text:soft-page-break/>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text:s/><text:soft-page-break/>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soft-page-break/>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5T08:50:00Z</dc:date>
    <meta:template xlink:href="Normal.dotm" xlink:type="simple"/>
    <meta:editing-cycles>706</meta:editing-cycles>
    <meta:editing-duration>PT1279980S</meta:editing-duration>
    <meta:document-statistic meta:page-count="6" meta:paragraph-count="23" meta:word-count="1765" meta:character-count="11806" meta:row-count="83" meta:non-whitespace-character-count="10064"/>
  </office:meta>
</office:document-meta>
</file>